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/>
      <style:text-properties officeooo:paragraph-rsid="00128558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fo:font-size="12pt" officeooo:paragraph-rsid="0011ea21" style:font-size-asian="12pt" style:font-size-complex="12pt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fo:font-size="12pt" officeooo:paragraph-rsid="001484b2" style:font-size-asian="12pt" style:font-size-complex="12pt"/>
    </style:style>
    <style:style style:name="T1" style:family="text">
      <style:text-properties officeooo:rsid="0011ea2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ea21" style:font-size-asian="12pt" style:font-size-complex="12pt"/>
    </style:style>
    <style:style style:name="T4" style:family="text">
      <style:text-properties fo:font-size="12pt" officeooo:rsid="00128558" style:font-size-asian="12pt" style:font-size-complex="12pt"/>
    </style:style>
    <style:style style:name="T5" style:family="text">
      <style:text-properties fo:font-size="12pt" officeooo:rsid="001484b2" style:font-size-asian="12pt" style:font-size-complex="12pt"/>
    </style:style>
    <style:style style:name="T6" style:family="text">
      <style:text-properties officeooo:rsid="001484b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artado 1</text:h>
      <text:list xml:id="list3569255454" text:style-name="L1">
        <text:list-item>
          <text:p text:style-name="P1">¿<text:span text:style-name="T2">Cómo se introduce una fórmula en Calc?</text:span></text:p>
          <text:p text:style-name="P1"><text:span text:style-name="T4">En la celda donde almacenaremos el resultado, intriducimos el símbolo “=”. </text:span><text:span text:style-name="T5">Seleccionamos las celdas con los datos y formulamos las operaciones necesarias.</text:span></text:p>
        </text:list-item>
        <text:list-item>
          <text:p text:style-name="P3">¿Por qué si en la columna G queríamos la raíz cuadrada elevamos a 1/2?</text:p>
          <text:p text:style-name="P3"><text:span text:style-name="T6">Si elevamos un numero por la unidad, dividida por el índice de la raíz, producirá la raíz con el mismo índice.</text:span></text:p>
        </text:list-item>
        <text:list-item>
          <text:p text:style-name="P2">¿Para qué sirven los paréntesis dentro de las fórmulas?<text:line-break/><text:span text:style-name="T1">Para agrupar operaciones y darles prioridad frente a las operaciones fuera de paréntesis</text:span></text:p>
        </text:list-item>
        <text:list-item>
          <text:p text:style-name="P2">¿Qué tengo que hacer si quiero obtener una raíz cúbic<text:span text:style-name="T1">a?<text:line-break/>Elevar el número por 1 dividido 3.</text:span></text:p>
        </text:list-item>
        <text:list-item>
          <text:p text:style-name="P2"><text:span text:style-name="T1">¿Qué cambios observamos en el Apartado 1?<text:line-break/>Las columnas que contienen operaciones se actualizan con los resultados acorde al nuevo valor</text:span></text:p>
        </text:list-item>
        <text:list-item>
          <text:p text:style-name="P2"><text:span text:style-name="T1">¿ Se ven reflejados en el apartado 4?<text:line-break/>Si, puesto que está enlazada. Cualquier cambio en la hoja1 se verá reflejado en la hoja4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5:30:15.111000000</meta:creation-date>
    <dc:date>2022-11-02T17:38:45.417024864</dc:date>
    <meta:editing-duration>PT1H12M13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9" meta:word-count="158" meta:character-count="886" meta:non-whitespace-character-count="745"/>
  </office:meta>
</office:document-meta>
</file>